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3cm" svg:height="0.781cm" draw:transform="rotate (-1.55264490257416) translate (3.9234592147506cm 3.4281831062394cm)" svg:viewBox="0 0 4431 782" svg:d="M137 704c340 30 1215 68 1935 76 720 9 1948-16 2322-21 128 3-114-706-225-710-337-13-909 100-1747 110-836 10-2012-85-2368-159-120-16-17 694 83 704z">
          <text:p/>
        </draw:path>
        <draw:path draw:style-name="gr1" draw:text-style-name="P1" draw:layer="layout" svg:width="4.439cm" svg:height="0.895cm" draw:transform="skewX (-0.00069813170079773) rotate (-1.62472700068152) translate (6.96733141520421cm 3.090006156091cm)" svg:viewBox="0 0 4440 896" svg:d="M427 895c234-29 875-213 1991-250 1118-38 1565 87 1941 82 130 1 109-660-101-691-347-50-1031-43-1974-10-943 35-1901 130-2182 176-284 47 91 721 325 693z">
          <text:p/>
        </draw:path>
        <draw:path draw:style-name="gr1" draw:text-style-name="P1" draw:layer="layout" svg:width="2.359cm" svg:height="5.18cm" draw:transform="skewX (0.000174532925199403) rotate (2.91504891668093) translate (5.5229747761458cm 8.33181358534941cm)" svg:viewBox="0 0 2360 5181" svg:d="M1 4840c87-184 828-1937 1037-2633 210-695 615-1786 672-2143 24-150 680-8 649 126-65 281-573 1665-879 2584s-741 1971-885 2366c-58 164-622-214-594-300z">
          <text:p/>
        </draw:path>
        <draw:path draw:style-name="gr1" draw:text-style-name="P1" draw:layer="layout" svg:width="0.903cm" svg:height="0.661cm" draw:transform="rotate (-2.15757602131539) translate (4.0768244404371cm 7.5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8) rotate (-2.15652882376419) translate (4.05470697154199cm 3.41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) rotate (-2.1556561591382) translate (6.8844573185944cm 3.19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) rotate (-2.1556561591382) translate (6.83945731859441cm 7.2346291664946cm)" svg:viewBox="0 0 903 662" svg:d="M527 644c137-64 329-219 367-367 35-139-27-185-184-243-155-57-351-32-459-4-276 72-309 187-173 370 136 182 313 309 449 244z">
          <text:p/>
        </draw:path>
        <draw:path draw:style-name="gr2" draw:text-style-name="P2" draw:layer="layout" svg:width="2.592cm" svg:height="2.224cm" draw:transform="rotate (-0.438601241026176) translate (4.28505225007619cm 0.419446844621102cm)" svg:viewBox="0 0 2593 2225" svg:d="M1799 1998c590-350 823-1216 791-1730s-672-177-658 88 80 670-402 972c-483 301-832-7-1083-163s-661 529-312 810c348 282 1073 373 1664 23z">
          <text:p/>
        </draw:path>
        <draw:path draw:style-name="gr3" draw:text-style-name="P2" draw:layer="layout" svg:width="0.903cm" svg:height="0.661cm" draw:transform="rotate (-2.15757602131539) translate (4.3359911071038cm 1.7366151038323cm)" svg:viewBox="0 0 904 662" svg:d="M527 644c137-64 329-219 367-368 35-139-27-185-184-242-156-57-351-32-459-3-277 72-309 187-173 370 136 181 313 308 449 243z">
          <text:p/>
        </draw:path>
        <draw:path draw:style-name="gr4" draw:text-style-name="P2" draw:layer="layout" svg:width="0.903cm" svg:height="0.661cm" draw:transform="rotate (-2.15757602131539) translate (6.70299110710379cm 1.51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9:12.285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